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colHandler.parseURL( ParsedURL basepurl , String url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UrlData.ParsedUrlData( String protocol , SourceResolver resolver ,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sedUrlData.openStreamInternal( String userAgent , Iterator mimeTypes , Iterator encoding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tocolHandler.parseURL( String url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ocolHandl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dUrl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colHandler.getProtocolHand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colHandl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tocolHandler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UrlData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colHandl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UrlData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